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374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3.5807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3.4626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3.7953in"/>
    </style:style>
    <style:style style:name="co1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/>
    <style:style style:name="ce6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igipeater Comparison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T-2980R + SignaLink</text:p>
          </table:table-cell>
          <table:table-cell table:formula="of:=[$'FT-2980R + SignaLink'.B12]" office:value-type="currency" office:currency="USD" office:value="468.32" calcext:value-type="currency">
            <text:p>$468.32</text:p>
          </table:table-cell>
          <table:table-cell/>
        </table:table-row>
        <table:table-row table:style-name="ro1">
          <table:table-cell office:value-type="string" calcext:value-type="string">
            <text:p>FTM-3100R + Digirig</text:p>
          </table:table-cell>
          <table:table-cell table:formula="of:=[$'FTM-3100R + Digirig'.B10]" office:value-type="currency" office:currency="USD" office:value="324.88" calcext:value-type="currency">
            <text:p>$324.88</text:p>
          </table:table-cell>
          <table:table-cell office:value-type="string" calcext:value-type="string">
            <text:p>UNTESTED</text:p>
          </table:table-cell>
        </table:table-row>
        <table:table-row table:style-name="ro1">
          <table:table-cell office:value-type="string" calcext:value-type="string">
            <text:p>FT-4XR (HT) + Digirig</text:p>
          </table:table-cell>
          <table:table-cell table:formula="of:=[$'FT-4XR + Digirig'.B10]" office:value-type="currency" office:currency="USD" office:value="244.88" calcext:value-type="currency">
            <text:p>$244.88</text:p>
          </table:table-cell>
          <table:table-cell office:value-type="string" calcext:value-type="string">
            <text:p>UNTESTED</text:p>
          </table:table-cell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CHEAPEST TOTAL</text:p>
          </table:table-cell>
          <table:table-cell table:formula="of:=MIN([.B2:.B4])" office:value-type="currency" office:currency="USD" office:value="244.88" calcext:value-type="currency">
            <text:p>$244.88</text:p>
          </table:table-cell>
          <table:table-cell/>
        </table:table-row>
      </table:table>
      <table:table table:name="FT-2980R + SignaLink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aesu FT-2980R</text:p>
          </table:table-cell>
          <table:table-cell office:value-type="currency" office:currency="USD" office:value="189.95" calcext:value-type="currency">
            <text:p>$18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T-2980R</text:p>
          </table:table-cell>
          <table:table-cell office:value-type="string" calcext:value-type="string">
            <text:p>80W</text:p>
          </table:table-cell>
        </table:table-row>
        <table:table-row table:style-name="ro1">
          <table:table-cell office:value-type="string" calcext:value-type="string">
            <text:p>Yaesu FP-1023A</text:p>
          </table:table-cell>
          <table:table-cell/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P-1023A</text:p>
          </table:table-cell>
          <table:table-cell office:value-type="string" calcext:value-type="string">
            <text:p>Leaving out for now --- this will likely vary based on installation ($159.99)</text:p>
          </table:table-cell>
        </table:table-row>
        <table:table-row table:style-name="ro1">
          <table:table-cell office:value-type="string" calcext:value-type="string">
            <text:p>Yaesu DC Power Cables T90258252</text:p>
          </table:table-cell>
          <table:table-cell office:value-type="currency" office:currency="USD" office:value="15.99" calcext:value-type="currency">
            <text:p>$15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T90258252</text:p>
          </table:table-cell>
          <table:table-cell/>
        </table:table-row>
        <table:table-row table:style-name="ro1">
          <table:table-cell office:value-type="string" calcext:value-type="string">
            <text:p>SignaLink USB</text:p>
          </table:table-cell>
          <table:table-cell office:value-type="currency" office:currency="USD" office:value="140" calcext:value-type="currency">
            <text:p>$140.00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USB</text:p>
          </table:table-cell>
          <table:table-cell office:value-type="string" calcext:value-type="string">
            <text:p>Not available – was ~$140 earlier today</text:p>
          </table:table-cell>
        </table:table-row>
        <table:table-row table:style-name="ro1">
          <table:table-cell office:value-type="string" calcext:value-type="string">
            <text:p>SignaLink Jumper Module SL-MODR1Y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MODR1Y</text:p>
          </table:table-cell>
          <table:table-cell/>
        </table:table-row>
        <table:table-row table:style-name="ro1">
          <table:table-cell office:value-type="string" calcext:value-type="string">
            <text:p>SignaLink Radio Interface Cable SL-CABRJ1</text:p>
          </table:table-cell>
          <table:table-cell office:value-type="currency" office:currency="USD" office:value="23.95" calcext:value-type="currency">
            <text:p>$23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TGR-SL-CABRJ1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office:value-type="string" calcext:value-type="string">
            <text:p>3.5mm mono to 3.5mm mono cable</text:p>
          </table:table-cell>
          <table:table-cell office:value-type="currency" office:currency="USD" office:value="8.49" calcext:value-type="currency">
            <text:p>$8.4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BHD-ALD-001</text:p>
          </table:table-cell>
          <table:table-cell office:value-type="string" calcext:value-type="string">
            <text:p>Any 3.5mm mono plug to 3.5mm mono plug works; I got lazy when I made my system</text:p>
          </table:table-cell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UNTESTED – I USE MY DESKTOP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9])" office:value-type="currency" office:currency="USD" office:value="468.32" calcext:value-type="currency">
            <text:p>$468.32</text:p>
          </table:table-cell>
          <table:table-cell table:style-name="Default"/>
          <table:table-cell table:number-columns-repeated="2"/>
        </table:table-row>
      </table:table>
      <table:table table:name="FTM-3100R + Digirig" table:style-name="ta1">
        <table:table-column table:style-name="co7" table:default-cell-style-name="Default"/>
        <table:table-column table:style-name="co2" table:default-cell-style-name="ce5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aesu FTM-3100R</text:p>
          </table:table-cell>
          <table:table-cell office:value-type="currency" office:currency="USD" office:value="149.95" calcext:value-type="currency">
            <text:p>$14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ysu-ftm-3100r</text:p>
          </table:table-cell>
          <table:table-cell office:value-type="string" calcext:value-type="string">
            <text:p>65W</text:p>
          </table:table-cell>
        </table:table-row>
        <table:table-row table:style-name="ro1">
          <table:table-cell office:value-type="string" calcext:value-type="string">
            <text:p>Digirig Mobile</text:p>
          </table:table-cell>
          <table:table-cell office:value-type="currency" office:currency="USD" office:value="49.97" calcext:value-type="currency">
            <text:p>$4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digirig-mobile/</text:p>
          </table:table-cell>
          <table:table-cell/>
        </table:table-row>
        <table:table-row table:style-name="ro1">
          <table:table-cell office:value-type="string" calcext:value-type="string">
            <text:p>Yaesu RJ-12 Cable</text:p>
          </table:table-cell>
          <table:table-cell office:value-type="currency" office:currency="USD" office:value="29.97" calcext:value-type="currency">
            <text:p>$2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yaesu-rj12-cable/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Low availability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currency" office:currency="USD" office:value="324.88" calcext:value-type="currency">
            <text:p>$324.88</text:p>
          </table:table-cell>
          <table:table-cell table:style-name="Default"/>
          <table:table-cell table:number-columns-repeated="2"/>
        </table:table-row>
      </table:table>
      <table:table table:name="FT-4XR + Digirig" table:style-name="ta1">
        <table:table-column table:style-name="co11" table:default-cell-style-name="Default"/>
        <table:table-column table:style-name="co2" table:default-cell-style-name="ce5"/>
        <table:table-column table:style-name="co2" table:default-cell-style-name="ce6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te Updat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T-4XR</text:p>
          </table:table-cell>
          <table:table-cell office:value-type="currency" office:currency="USD" office:value="79.95" calcext:value-type="currency">
            <text:p>$79.95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hamradio.com/detail.cfm?pid=H0-016123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Digirig Mobile</text:p>
          </table:table-cell>
          <table:table-cell office:value-type="currency" office:currency="USD" office:value="49.97" calcext:value-type="currency">
            <text:p>$4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digirig-mobile/</text:p>
          </table:table-cell>
          <table:table-cell/>
        </table:table-row>
        <table:table-row table:style-name="ro1">
          <table:table-cell office:value-type="string" calcext:value-type="string">
            <text:p>Yaesu FT-65R Cable</text:p>
          </table:table-cell>
          <table:table-cell office:value-type="currency" office:currency="USD" office:value="19.97" calcext:value-type="currency">
            <text:p>$19.97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digirig.net/product/yaesu-ft65r-cable-for-digirig-mobile/</text:p>
          </table:table-cell>
          <table:table-cell/>
        </table:table-row>
        <table:table-row table:style-name="ro1">
          <table:table-cell office:value-type="string" calcext:value-type="string">
            <text:p>Comet GP-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https://www.dxengineering.com/parts/cma-gp-1</text:p>
          </table:table-cell>
          <table:table-cell office:value-type="string" calcext:value-type="string">
            <text:p>Has 70cm support, which is not necess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2-12-22" calcext:value-type="date">
            <text:p>2022-12-22</text:p>
          </table:table-cell>
          <table:table-cell/>
          <table:table-cell office:value-type="string" calcext:value-type="string">
            <text:p>Low availability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currency" office:currency="USD" office:value="244.88" calcext:value-type="currency">
            <text:p>$244.8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00:17:48.611000000</meta:creation-date>
    <dc:date>2022-12-22T03:31:30.048000000</dc:date>
    <meta:editing-duration>PT2H2M32S</meta:editing-duration>
    <meta:editing-cycles>22</meta:editing-cycles>
    <meta:generator>LibreOffice/7.1.8.1$Windows_X86_64 LibreOffice_project/e1f30c802c3269a1d052614453f260e49458c82c</meta:generator>
    <meta:document-statistic meta:table-count="4" meta:cell-count="118" meta:object-count="0"/>
  </office:meta>
</office:document-meta>
</file>